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rriweather Sans" svg:font-family="'Merriweather Sans', Roboto, Arial, FreeSans, sans-serif"/>
    <style:font-face style:name="Merriweather" svg:font-family="Merriweather, 'Roboto Slab', 'Times New Roman', 'DejaVu Serif', serif"/>
    <style:font-face style:name="Source Code Pro" svg:font-family="'Source Code Pro', 'Roboto Mono', Consolas, 'Lucida Console', 'DejaVu Sans Mono',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end" style:justify-single-word="false" fo:widows="1" fo:text-indent="0in" style:auto-text-indent="false"/>
    </style:style>
    <style:style style:name="P2" style:family="paragraph" style:parent-style-name="Text_20_body">
      <style:paragraph-properties fo:margin-left="0in" fo:margin-right="0in" fo:margin-top="0in" fo:margin-bottom="0in" style:line-height-at-least="0.25in" fo:widows="1" fo:text-indent="0in" style:auto-text-indent="false"/>
      <style:text-properties fo:font-variant="normal" fo:text-transform="none" fo:color="#404040" style:font-name="Merriweather Sans" fo:font-size="12.75pt" fo:letter-spacing="normal" fo:font-style="normal" fo:font-weight="normal"/>
    </style:style>
    <style:style style:name="P3" style:family="paragraph" style:parent-style-name="Text_20_body">
      <style:paragraph-properties fo:margin-left="0in" fo:margin-right="0in" fo:margin-top="0in" fo:margin-bottom="0in" style:line-height-at-least="0.25in" fo:widows="1" fo:text-indent="0in" style:auto-text-indent="false"/>
    </style:style>
    <style:style style:name="P4" style:family="paragraph" style:parent-style-name="Text_20_body">
      <style:paragraph-properties fo:margin-left="0in" fo:margin-right="0in" fo:margin-top="0in" fo:margin-bottom="0in" style:line-height-at-least="0.25in" fo:widows="1" fo:text-indent="0in" style:auto-text-indent="false" fo:padding="0.0193in" fo:border="0.0008in solid #dddddd"/>
    </style:style>
    <style:style style:name="P5" style:family="paragraph" style:parent-style-name="Text_20_body">
      <style:paragraph-properties fo:margin-left="0in" fo:margin-right="0in" fo:margin-top="0in" fo:margin-bottom="0in" style:line-height-at-least="0.25in" fo:widows="1" fo:text-indent="0in" style:auto-text-indent="false" fo:padding="0in" fo:border="none"/>
      <style:text-properties fo:font-variant="normal" fo:text-transform="none" fo:color="#404040" style:font-name="Merriweather Sans" fo:font-size="12.75pt" fo:letter-spacing="normal" fo:font-style="normal" fo:font-weight="bold" fo:background-color="#f2f2f2"/>
    </style:style>
    <style:style style:name="P6" style:family="paragraph" style:parent-style-name="Text_20_body">
      <style:paragraph-properties fo:margin-left="0in" fo:margin-right="0in" fo:margin-top="0in" fo:margin-bottom="0in" style:line-height-at-least="0.25in" fo:widows="1" fo:text-indent="0in" style:auto-text-indent="false" fo:padding="0in" fo:border="none"/>
      <style:text-properties fo:font-variant="normal" fo:text-transform="none" fo:color="#404040" style:font-name="Merriweather Sans" fo:font-size="12.75pt" fo:letter-spacing="normal" fo:font-style="normal" fo:font-weight="normal" fo:background-color="#f2f2f2"/>
    </style:style>
    <style:style style:name="P7" style:family="paragraph" style:parent-style-name="Preformatted_20_Text">
      <style:paragraph-properties fo:margin-left="0in" fo:margin-right="0in" fo:margin-top="0in" fo:margin-bottom="0in" style:line-height-at-least="0.25in" fo:widows="1" fo:text-indent="0in" style:auto-text-indent="false" fo:padding="0in" fo:border="none"/>
      <style:text-properties fo:font-variant="normal" fo:text-transform="none" fo:color="#404040" style:font-name="Source Code Pro" fo:font-size="10.5pt" fo:letter-spacing="normal" fo:font-style="normal" fo:font-weight="normal"/>
    </style:style>
    <style:style style:name="P8" style:family="paragraph" style:parent-style-name="Preformatted_20_Text">
      <style:paragraph-properties fo:margin-top="0in" fo:margin-bottom="0in" style:line-height-at-least="0.25in" fo:widows="1" fo:padding="0in" fo:border="none"/>
      <style:text-properties fo:font-variant="normal" fo:text-transform="none" fo:color="#404040" style:font-name="Source Code Pro" fo:font-size="10.5pt" fo:letter-spacing="normal" fo:font-style="normal" fo:font-weight="normal"/>
    </style:style>
    <style:style style:name="P9" style:family="paragraph" style:parent-style-name="Preformatted_20_Text">
      <style:paragraph-properties fo:margin-top="0in" fo:margin-bottom="0in" style:line-height-at-least="0.25in" fo:widows="1" fo:padding="0in" fo:border="none"/>
      <style:text-properties fo:font-variant="normal" fo:text-transform="none" fo:color="#404040" fo:letter-spacing="normal"/>
    </style:style>
    <style:style style:name="P10" style:family="paragraph" style:parent-style-name="Preformatted_20_Text">
      <style:paragraph-properties fo:margin-top="0in" fo:margin-bottom="0in" style:line-height-at-least="0.25in" fo:widows="1" fo:padding="0in" fo:border="none"/>
      <style:text-properties fo:font-variant="normal" fo:text-transform="none" fo:color="#586e75" style:font-name="Source Code Pro" fo:font-size="10.5pt" fo:letter-spacing="normal" fo:font-style="normal" fo:font-weight="normal"/>
    </style:style>
    <style:style style:name="P11" style:family="paragraph" style:parent-style-name="Preformatted_20_Text">
      <style:paragraph-properties fo:margin-top="0in" fo:margin-bottom="0in" style:line-height-at-least="0.25in" fo:widows="1" fo:padding="0in" fo:border="none"/>
    </style:style>
    <style:style style:name="P12" style:family="paragraph" style:parent-style-name="Heading_20_2">
      <style:paragraph-properties style:line-height-at-least="0.25in" fo:widows="1"/>
      <style:text-properties fo:color="#333333" style:font-name="Merriweather" fo:font-weight="bold"/>
    </style:style>
    <style:style style:name="P13" style:family="paragraph" style:parent-style-name="Heading_20_2">
      <style:paragraph-properties style:line-height-at-least="0.25in" fo:widows="1"/>
      <style:text-properties fo:font-variant="normal" fo:text-transform="none" fo:color="#404040" style:font-name="Merriweather Sans" fo:font-size="12.75pt" fo:letter-spacing="normal" fo:font-style="normal" fo:font-weight="normal" style:font-name-asian="Merriweather Sans" style:font-size-asian="12.75pt" style:font-style-asian="normal" style:font-weight-asian="normal" style:font-name-complex="Merriweather Sans" style:font-size-complex="12.75pt" style:font-style-complex="normal" style:font-weight-complex="normal"/>
    </style:style>
    <style:style style:name="P14" style:family="paragraph" style:parent-style-name="Heading_20_1">
      <style:text-properties fo:font-variant="normal" fo:text-transform="none" fo:color="#333333" style:font-name="Merriweather" fo:font-size="12.75pt" fo:letter-spacing="normal" fo:font-style="normal" fo:font-weight="bold"/>
    </style:style>
    <style:style style:name="T1" style:family="text">
      <style:text-properties style:font-name="Source Code Pro" fo:font-size="10.5pt" fo:font-style="normal" fo:font-weight="normal"/>
    </style:style>
    <style:style style:name="T2" style:family="text">
      <style:text-properties style:font-name="Source Code Pro" fo:font-size="10.5pt" fo:font-style="normal" fo:font-weight="bold"/>
    </style:style>
    <style:style style:name="T3" style:family="text">
      <style:text-properties fo:font-variant="normal" fo:text-transform="none" fo:color="#404040" style:font-name="Merriweather Sans" fo:font-size="12.75pt" fo:letter-spacing="normal" fo:font-style="normal" fo:font-weight="normal"/>
    </style:style>
    <style:style style:name="T4" style:family="text">
      <style:text-properties fo:font-variant="normal" fo:text-transform="none" fo:color="#404040" style:font-name="Merriweather Sans" fo:font-size="12.75pt" fo:letter-spacing="normal" fo:font-style="normal" fo:font-weight="normal" fo:background-color="#f2f2f2"/>
    </style:style>
    <style:style style:name="T5" style:family="text">
      <style:text-properties fo:font-variant="normal" fo:text-transform="none" fo:color="#404040" style:font-name="Merriweather Sans" fo:font-size="12.75pt" fo:letter-spacing="normal" fo:font-style="normal" fo:font-weight="bold"/>
    </style:style>
    <style:style style:name="T6" style:family="text">
      <style:text-properties fo:font-variant="normal" fo:text-transform="none" fo:color="#404040" style:font-name="Source Code Pro" fo:font-size="10.5pt" fo:letter-spacing="normal" fo:font-style="normal" fo:font-weight="normal"/>
    </style:style>
    <style:style style:name="T7" style:family="text">
      <style:text-properties fo:font-variant="normal" fo:text-transform="none" fo:color="#404040" style:font-name="Source Code Pro" fo:font-size="10.5pt" fo:letter-spacing="normal" fo:font-style="normal" fo:font-weight="normal" fo:background-color="#f2f2f2"/>
    </style:style>
    <style:style style:name="T8" style:family="text">
      <style:text-properties fo:font-variant="normal" fo:text-transform="none" fo:color="#9b59b6" style:text-line-through-style="none" style:font-name="Merriweather Sans" fo:font-size="12.75pt" fo:letter-spacing="normal" fo:font-style="normal" style:text-underline-style="none" fo:font-weight="normal" style:text-blinking="false" fo:background-color="transparent"/>
    </style:style>
    <style:style style:name="T9" style:family="text">
      <style:text-properties fo:font-weight="bold"/>
    </style:style>
    <style:style style:name="T10" style:family="text">
      <style:text-properties fo:color="#839496"/>
    </style:style>
    <style:style style:name="T11" style:family="text">
      <style:text-properties fo:color="#d33682" fo:font-weight="bold"/>
    </style:style>
    <style:style style:name="T12" style:family="text">
      <style:text-properties fo:color="#268bd2"/>
    </style:style>
    <style:style style:name="T13" style:family="text">
      <style:text-properties fo:color="#2aa198"/>
    </style:style>
    <style:style style:name="T14" style:family="text">
      <style:text-properties fo:color="#2aa198" fo:font-weight="bold"/>
    </style:style>
    <style:style style:name="T15" style:family="text">
      <style:text-properties fo:color="#2aa198" style:font-name="Source Code Pro" fo:font-size="10.5pt" fo:font-style="normal" fo:font-weight="bold"/>
    </style:style>
    <style:style style:name="T16" style:family="text">
      <style:text-properties fo:color="#586e75"/>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Create the intermediate pair</text:h>
      <text:section text:style-name="Sect1" text:name="create-the-intermediate-pair">
        <text:p text:style-name="P2">An intermediate certificate authority (CA) is an entity that can sign certificates on behalf of the root CA. The root CA signs the intermediate certificate, forming a chain of trust.</text:p>
        <text:p text:style-name="P2">The purpose of using an intermediate CA is primarily for security. The root key can be kept offline and used as infrequently as possible. If the intermediate key is compromised, the root CA can revoke the intermediate certificate and create a new intermediate cryptographic pair.</text:p>
        <text:section text:style-name="Sect1" text:name="prepare-the-directory">
          <text:h text:style-name="P12" text:outline-level="2">Prepare the directory</text:h>
          <text:p text:style-name="P4"><text:span text:style-name="T3">The root CA files are kept in </text:span><text:span text:style-name="Source_20_Text"><text:span text:style-name="T6">/root/ca</text:span></text:span><text:span text:style-name="T3">. Choose a different directory (</text:span><text:span text:style-name="Source_20_Text"><text:span text:style-name="T6">/root/ca/intermediate</text:span></text:span><text:span text:style-name="T3">) to store the intermediate CA files.</text:span></text:p>
          <text:p text:style-name="P7"><text:span text:style-name="T10"># </text:span><text:span text:style-name="T11">mkdir</text:span> /root/ca/intermediate</text:p>
          <text:p text:style-name="P4"><text:span text:style-name="T3">Create the same directory structure used for the root CA files. It’s convenient to also create a </text:span><text:span text:style-name="Source_20_Text"><text:span text:style-name="T6">csr</text:span></text:span><text:span text:style-name="T3"> directory to hold certificate signing requests.</text:span></text:p>
          <text:p text:style-name="P7"><text:span text:style-name="T10"># </text:span><text:span text:style-name="T11">cd</text:span> /root/ca/intermediate</text:p>
          <text:p text:style-name="P8"><text:span text:style-name="T10"># </text:span><text:span text:style-name="T11">mkdir</text:span> certs crl csr newcerts private</text:p>
          <text:p text:style-name="P8"><text:span text:style-name="T10"># </text:span><text:span text:style-name="T11">chmod</text:span> 700 private</text:p>
          <text:p text:style-name="P8"><text:span text:style-name="T10"># </text:span><text:span text:style-name="T11">touch</text:span> index.txt</text:p>
          <text:p text:style-name="P8"><text:span text:style-name="T10"># </text:span><text:span text:style-name="T11">echo</text:span> 1000 <text:span text:style-name="T9">&gt;</text:span> serial</text:p>
          <text:p text:style-name="P4"><text:span text:style-name="T3">Add a </text:span><text:span text:style-name="Source_20_Text"><text:span text:style-name="T6">crlnumber</text:span></text:span><text:span text:style-name="T3"> file to the intermediate CA directory tree. </text:span><text:span text:style-name="Source_20_Text"><text:span text:style-name="T6">crlnumber</text:span></text:span><text:span text:style-name="T3"> is used to keep track of </text:span><text:a xlink:type="simple" xlink:href="https://jamielinux.com/docs/openssl-certificate-authority/certificate-revocation-lists.html"><text:span text:style-name="Emphasis"><text:span text:style-name="T8">certificate revocation lists</text:span></text:span></text:a><text:span text:style-name="T3">.</text:span></text:p>
          <text:p text:style-name="P7"><text:span text:style-name="T10"># </text:span><text:span text:style-name="T11">echo</text:span> 1000 <text:span text:style-name="T9">&gt;</text:span> /root/ca/intermediate/crlnumber</text:p>
          <text:p text:style-name="P4"><text:span text:style-name="T3">Copy the intermediate CA configuration file from the </text:span><text:a xlink:type="simple" xlink:href="https://jamielinux.com/docs/openssl-certificate-authority/appendix/intermediate-configuration-file.html"><text:span text:style-name="Emphasis"><text:span text:style-name="T8">Appendix</text:span></text:span></text:a><text:span text:style-name="T3"> to</text:span><text:span text:style-name="Source_20_Text"><text:span text:style-name="T6">/root/ca/intermediate/openssl.cnf</text:span></text:span><text:span text:style-name="T3">. Five options have been changed compared to the root CA configuration file:</text:span></text:p>
          <text:p text:style-name="P7"><text:span text:style-name="T9">[</text:span> CA_default <text:span text:style-name="T9">]</text:span></text:p>
          <text:p text:style-name="P8"><text:span text:style-name="T12">dir</text:span> <text:s text:c="12"/><text:span text:style-name="T9">=</text:span> /root/ca/intermediate</text:p>
          <text:p text:style-name="P8"><text:span text:style-name="T12">private_key</text:span> <text:s text:c="4"/><text:span text:style-name="T9">=</text:span> <text:span text:style-name="T12">$dir</text:span>/private/intermediate.key.pem</text:p>
          <text:p text:style-name="P8"><text:span text:style-name="T12">certificate</text:span> <text:s text:c="4"/><text:span text:style-name="T9">=</text:span> <text:span text:style-name="T12">$dir</text:span>/certs/intermediate.cert.pem</text:p>
          <text:p text:style-name="P8"><text:span text:style-name="T12">crl</text:span> <text:s text:c="12"/><text:span text:style-name="T9">=</text:span> <text:span text:style-name="T12">$dir</text:span>/crl/intermediate.crl.pem</text:p>
          <text:p text:style-name="P8"><text:span text:style-name="T12">policy</text:span> <text:s text:c="9"/><text:span text:style-name="T9">=</text:span> policy_loose</text:p>
        </text:section>
        <text:section text:style-name="Sect1" text:name="create-the-intermediate-key">
          <text:h text:style-name="P13" text:outline-level="2">Create the intermediate key</text:h>
          <text:p text:style-name="P4"><text:span text:style-name="T3">Create the intermediate key (</text:span><text:span text:style-name="Source_20_Text"><text:span text:style-name="T6">intermediate.key.pem</text:span></text:span><text:span text:style-name="T3">). Encrypt the intermediate key with AES 256-bit encryption and a strong password.</text:span></text:p>
          <text:p text:style-name="P7"><text:soft-page-break/><text:span text:style-name="T10"># </text:span><text:span text:style-name="T11">cd</text:span> /root/ca</text:p>
          <text:p text:style-name="P8"><text:span text:style-name="T10"># </text:span><text:span text:style-name="T11">openssl</text:span> genrsa -aes256 <text:span text:style-name="T14">\</text:span></text:p>
          <text:p text:style-name="P9"><text:s text:c="6"/><text:span text:style-name="T1">-out intermediate/private/intermediate.key.pem 4096</text:span></text:p>
          <text:p text:style-name="P11"/>
          <text:p text:style-name="P8"><text:span text:style-name="T16">Enter pass phrase for intermediate.key.pem:</text:span><text:span text:style-name="T13"> secretpassword</text:span></text:p>
          <text:p text:style-name="P8"><text:span text:style-name="T16">Verifying - Enter pass phrase for intermediate.key.pem:</text:span><text:span text:style-name="T13"> secretpassword</text:span></text:p>
          <text:p text:style-name="P11"/>
          <text:p text:style-name="P8"><text:span text:style-name="T10"># </text:span><text:span text:style-name="T11">chmod</text:span> 400 intermediate/private/intermediate.key.pem</text:p>
        </text:section>
        <text:section text:style-name="Sect1" text:name="create-the-intermediate-certificate">
          <text:h text:style-name="P13" text:outline-level="2"><text:bookmark text:name="id1"/>Create the intermediate certificate</text:h>
          <text:p text:style-name="P3"><text:span text:style-name="T3">Use the intermediate key to create a certificate signing request (CSR). The details should generally match the root CA. The </text:span><text:span text:style-name="Strong_20_Emphasis"><text:span text:style-name="T5">Common Name</text:span></text:span><text:span text:style-name="T3">, however, must be different.</text:span></text:p>
          <text:p text:style-name="P5">Warning</text:p>
          <text:p text:style-name="P4"><text:span text:style-name="T4">Make sure you specify the intermediate CA configuration file (</text:span><text:span text:style-name="Source_20_Text"><text:span text:style-name="T7">intermediate/openssl.cnf</text:span></text:span><text:span text:style-name="T4">).</text:span></text:p>
          <text:p text:style-name="P7"><text:span text:style-name="T10"># </text:span><text:span text:style-name="T11">cd</text:span> /root/ca</text:p>
          <text:p text:style-name="P8"><text:span text:style-name="T10"># </text:span><text:span text:style-name="T11">openssl</text:span> req -config intermediate/openssl.cnf -new -sha256 <text:span text:style-name="T14">\</text:span></text:p>
          <text:p text:style-name="P9"><text:s text:c="6"/><text:span text:style-name="T1">-key intermediate/private/intermediate.key.pem </text:span><text:span text:style-name="T15">\</text:span></text:p>
          <text:p text:style-name="P9"><text:s text:c="6"/><text:span text:style-name="T1">-out intermediate/csr/intermediate.csr.pem</text:span></text:p>
          <text:p text:style-name="P11"/>
          <text:p text:style-name="P8"><text:span text:style-name="T16">Enter pass phrase for intermediate.key.pem:</text:span><text:span text:style-name="T13"> secretpassword</text:span></text:p>
          <text:p text:style-name="P10">You are about to be asked to enter information that will be incorporated</text:p>
          <text:p text:style-name="P10">into your certificate request.</text:p>
          <text:p text:style-name="P10">-----</text:p>
          <text:p text:style-name="P8"><text:span text:style-name="T16">Country Name (2 letter code) [XX]:</text:span><text:span text:style-name="T13">GB</text:span></text:p>
          <text:p text:style-name="P8"><text:span text:style-name="T16">State or Province Name []:</text:span><text:span text:style-name="T13">England</text:span></text:p>
          <text:p text:style-name="P10">Locality Name []:</text:p>
          <text:p text:style-name="P8"><text:span text:style-name="T16">Organization Name []:</text:span><text:span text:style-name="T13">Alice Ltd</text:span></text:p>
          <text:p text:style-name="P8"><text:span text:style-name="T16">Organizational Unit Name []:</text:span><text:span text:style-name="T13">Alice Ltd Certificate Authority</text:span></text:p>
          <text:p text:style-name="P8"><text:span text:style-name="T16">Common Name []:</text:span><text:span text:style-name="T13">Alice Ltd Intermediate CA</text:span></text:p>
          <text:p text:style-name="P10">Email Address []:</text:p>
          <text:p text:style-name="P4"><text:span text:style-name="T3">To create an intermediate certificate, use the root CA with the </text:span><text:span text:style-name="Source_20_Text"><text:span text:style-name="T6">v3_intermediate_ca</text:span></text:span><text:span text:style-name="T3">extension to sign the intermediate CSR. The intermediate certificate should be valid for a shorter period than the root certificate. Ten years would be reasonable.</text:span></text:p>
          <text:p text:style-name="P5">Warning</text:p>
          <text:p text:style-name="P4"><text:span text:style-name="T4">This time, specify the root CA configuration file (</text:span><text:span text:style-name="Source_20_Text"><text:span text:style-name="T7">/root/ca/openssl.cnf</text:span></text:span><text:span text:style-name="T4">).</text:span></text:p>
          <text:p text:style-name="P7"><text:span text:style-name="T10"># </text:span><text:span text:style-name="T11">cd</text:span> /root/ca</text:p>
          <text:p text:style-name="P8"><text:soft-page-break/><text:span text:style-name="T10"># </text:span><text:span text:style-name="T11">openssl</text:span> ca -config openssl.cnf -extensions v3_intermediate_ca <text:span text:style-name="T14">\</text:span></text:p>
          <text:p text:style-name="P9"><text:s text:c="6"/><text:span text:style-name="T1">-days 3650 -notext -md sha256 </text:span><text:span text:style-name="T15">\</text:span></text:p>
          <text:p text:style-name="P9"><text:s text:c="6"/><text:span text:style-name="T1">-in intermediate/csr/intermediate.csr.pem </text:span><text:span text:style-name="T15">\</text:span></text:p>
          <text:p text:style-name="P9"><text:s text:c="6"/><text:span text:style-name="T1">-out intermediate/certs/intermediate.cert.pem</text:span></text:p>
          <text:p text:style-name="P11"/>
          <text:p text:style-name="P8"><text:span text:style-name="T16">Enter pass phrase for ca.key.pem:</text:span><text:span text:style-name="T13"> secretpassword</text:span></text:p>
          <text:p text:style-name="P8"><text:span text:style-name="T16">Sign the certificate? [y/n]:</text:span><text:span text:style-name="T13"> y</text:span></text:p>
          <text:p text:style-name="P11"/>
          <text:p text:style-name="P8"><text:span text:style-name="T10"># </text:span><text:span text:style-name="T11">chmod</text:span> 444 intermediate/certs/intermediate.cert.pem</text:p>
          <text:p text:style-name="P4"><text:span text:style-name="T3">The </text:span><text:span text:style-name="Source_20_Text"><text:span text:style-name="T6">index.txt</text:span></text:span><text:span text:style-name="T3"> file is where the OpenSSL </text:span><text:span text:style-name="Source_20_Text"><text:span text:style-name="T6">ca</text:span></text:span><text:span text:style-name="T3"> tool stores the certificate database. Do not delete or edit this file by hand. It should now contain a line that refers to the intermediate certificate.</text:span></text:p>
          <text:p text:style-name="P7">V 250408122707Z 1000 unknown ... /CN=Alice Ltd Intermediate CA</text:p>
        </text:section>
        <text:section text:style-name="Sect1" text:name="verify-the-intermediate-certificate">
          <text:h text:style-name="P13" text:outline-level="2">Verify the intermediate certificate</text:h>
          <text:p text:style-name="P2">As we did for the root certificate, check that the details of the intermediate certificate are correct.</text:p>
          <text:p text:style-name="P7"><text:span text:style-name="T10"># </text:span><text:span text:style-name="T11">openssl</text:span> x509 -noout -text <text:span text:style-name="T14">\</text:span></text:p>
          <text:p text:style-name="P9"><text:s text:c="6"/><text:span text:style-name="T1">-in intermediate/certs/intermediate.cert.pem</text:span></text:p>
          <text:p text:style-name="P4"><text:span text:style-name="T3">Verify the intermediate certificate against the root certificate. An </text:span><text:span text:style-name="Source_20_Text"><text:span text:style-name="T6">OK</text:span></text:span><text:span text:style-name="T3"> indicates that the chain of trust is intact.</text:span></text:p>
          <text:p text:style-name="P7"><text:span text:style-name="T10"># </text:span><text:span text:style-name="T11">openssl</text:span> verify -CAfile certs/ca.cert.pem <text:span text:style-name="T14">\</text:span></text:p>
          <text:p text:style-name="P9"><text:s text:c="6"/><text:span text:style-name="T1">intermediate/certs/intermediate.cert.pem</text:span></text:p>
          <text:p text:style-name="P11"/>
          <text:p text:style-name="P8"><text:span text:style-name="T16">intermediate.cert.pem:</text:span><text:span text:style-name="T13"> OK</text:span></text:p>
        </text:section>
        <text:section text:style-name="Sect1" text:name="create-the-certificate-chain-file">
          <text:h text:style-name="P13" text:outline-level="2">Create the certificate chain file</text:h>
          <text:p text:style-name="P2">When an application (eg, a web browser) tries to verify a certificate signed by the intermediate CA, it must also verify the intermediate certificate against the root certificate. To complete the chain of trust, create a CA certificate chain to present to the application.</text:p>
          <text:p text:style-name="P2">To create the CA certificate chain, concatenate the intermediate and root certificates together. We will use this file later to verify certificates signed by the intermediate CA.</text:p>
          <text:p text:style-name="P7"><text:span text:style-name="T10"># </text:span><text:span text:style-name="T11">cat</text:span> intermediate/certs/intermediate.cert.pem <text:span text:style-name="T14">\</text:span></text:p>
          <text:p text:style-name="P9"><text:s text:c="6"/><text:span text:style-name="T1">certs/ca.cert.pem </text:span><text:span text:style-name="T2">&gt;</text:span><text:span text:style-name="T1"> intermediate/certs/ca-chain.cert.pem</text:span></text:p>
          <text:p text:style-name="P8"><text:span text:style-name="T10"># </text:span><text:span text:style-name="T11">chmod</text:span> 444 intermediate/certs/ca-chain.cert.pem</text:p>
          <text:p text:style-name="P5">Note</text:p>
          <text:p text:style-name="P6"><text:soft-page-break/>Our certificate chain file must include the root certificate because no client application knows about it yet. A better option, particularly if you’re administrating an intranet, is to install your root certificate on every client that needs to connect. In that case, the chain file need only contain your intermediate certificate.</text:p>
        </text:section>
      </text:section>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rriweather Sans" svg:font-family="'Merriweather Sans', Roboto, Arial, FreeSans, sans-serif"/>
    <style:font-face style:name="Merriweather" svg:font-family="Merriweather, 'Roboto Slab', 'Times New Roman', 'DejaVu Serif', serif"/>
    <style:font-face style:name="Source Code Pro" svg:font-family="'Source Code Pro', 'Roboto Mono', Consolas, 'Lucida Console', 'DejaVu Sans Mono',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ka Lehtikoski</meta:initial-creator>
    <meta:creation-date>2016-06-17T12:33:33.29</meta:creation-date>
    <meta:document-statistic meta:table-count="0" meta:image-count="0" meta:object-count="0" meta:page-count="4" meta:paragraph-count="77" meta:word-count="701" meta:character-count="5161"/>
    <dc:date>2016-06-17T12:34:24.11</dc:date>
    <dc:creator>Pekka Lehtikoski</dc:creator>
    <meta:editing-duration>PT54S</meta:editing-duration>
    <meta:editing-cycles>1</meta:editing-cycles>
    <meta:generator>OpenOffice/4.0.1$Win32 OpenOffice.org_project/401m5$Build-9714</meta:generator>
  </office:meta>
</office:document-meta>
</file>